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Title">Curso de Java</text:h>
      <text:p text:style-name="Author">Adolfo Sanz De Diego</text:p>
      <text:p text:style-name="Date">Junio de 2011</text:p>
      <text:h text:style-name="Heading_20_1" text:outline-level="1">Este curso pretende ser</text:h>
      <text:p text:style-name="First_20_paragraph">Una introducción al <text:span text:style-name="T1">lenguaje</text:span><text:span text:style-name="T2"> </text:span><text:span text:style-name="T3">Java</text:span></text:p>
      <text:p text:style-name="Text_20_body">Una introducción a la POO (<text:span text:style-name="T4">Programación</text:span><text:span text:style-name="T5"> </text:span><text:span text:style-name="T6">Orientada</text:span><text:span text:style-name="T7"> </text:span><text:span text:style-name="T8">a</text:span><text:span text:style-name="T9"> </text:span><text:span text:style-name="T10">Objetos</text:span>)</text:p>
      <text:p text:style-name="Text_20_body">Una introducción a los aspectos más importantes del <text:span text:style-name="T11">desarrollo</text:span><text:span text:style-name="T12"> </text:span><text:span text:style-name="T13">de</text:span><text:span text:style-name="T14"> </text:span><text:span text:style-name="T15">software</text:span> hoy en día:</text:p>
      <text:list text:style-name="L1">
        <text:list-item>
          <text:p text:style-name="P1">documentación de código y aplicaciones</text:p>
        </text:list-item>
        <text:list-item>
          <text:p text:style-name="P1">patrones de diseño</text:p>
        </text:list-item>
        <text:list-item>
          <text:p text:style-name="P1">metodologías ágiles</text:p>
        </text:list-item>
        <text:list-item>
          <text:p text:style-name="P1">desarrollo guiado por pruebas</text:p>
        </text:list-item>
        <text:list-item>
          <text:p text:style-name="P1">control de versiones</text:p>
        </text:list-item>
        <text:list-item>
          <text:p text:style-name="P1">empaquetado de aplicaciones</text:p>
        </text:list-item>
        <text:list-item>
          <text:p text:style-name="P1">integración continua</text:p>
        </text:list-item>
      </text:list>
      <text:p text:style-name="First_20_paragraph">Una introducción a los IDE (<text:span text:style-name="T16">Entornos</text:span><text:span text:style-name="T17"> </text:span><text:span text:style-name="T18">de</text:span><text:span text:style-name="T19"> </text:span><text:span text:style-name="T20">Desarrollo</text:span><text:span text:style-name="T21"> </text:span><text:span text:style-name="T22">Integrado</text:span>)</text:p>
      <text:p text:style-name="Text_20_body">Una introducción a la <text:span text:style-name="T23">persistencia</text:span><text:span text:style-name="T24"> </text:span><text:span text:style-name="T25">de</text:span><text:span text:style-name="T26"> </text:span><text:span text:style-name="T27">datos</text:span> en Java.</text:p>
      <text:h text:style-name="Heading_20_1" text:outline-level="1">Este curso NO pretende ser</text:h>
      <text:p text:style-name="First_20_paragraph">Una guía paso a paso sino más bien un <text:span text:style-name="T28">guión</text:span>.</text:p>
      <text:p text:style-name="Text_20_body">Un curso avanzado de Java, de hecho no veremos muchas cosas:</text:p>
      <text:list text:style-name="L2">
        <text:list-item>
          <text:p text:style-name="P2">ni frameworks</text:p>
        </text:list-item>
        <text:list-item>
          <text:p text:style-name="P2">ni Swing (aplicaciones de escritorio)</text:p>
        </text:list-item>
        <text:list-item>
          <text:p text:style-name="P2">ni JEE (aplicaciones web)</text:p>
        </text:list-item>
        <text:list-item>
          <text:p text:style-name="P2">ni Android (aplicaciones móviles)</text:p>
        </text:list-item>
        <text:list-item>
          <text:p text:style-name="P2">ni etc. etc. etc.</text:p>
        </text:list-item>
      </text:list>
      <text:p text:style-name="First_20_paragraph">Un curso avanzado de POO.</text:p>
      <text:p text:style-name="Text_20_body">Un curso avanzado de desarrollo de software.</text:p>
      <text:p text:style-name="Text_20_body">Un curso avanzado de entornos de desarrollo integrado.</text:p>
      <text:p text:style-name="Text_20_body">Un curso avanzado de persistencia de datos en Java.</text:p>
      <text:h text:style-name="Heading_20_1" text:outline-level="1">Contenidos de curso</text:h>
      <text:p text:style-name="First_20_paragraph"><text:span text:style-name="T29">Día</text:span><text:span text:style-name="T30"> </text:span><text:span text:style-name="T31">1</text:span></text:p>
      <text:list text:style-name="L3">
        <text:list-item>
          <text:p text:style-name="P3">U.T. 1 - Introducción a Java.</text:p>
        </text:list-item>
        <text:list-item>
          <text:p text:style-name="P3">U.T. 2 - Instalación y configuración del entorno.</text:p>
        </text:list-item>
        <text:list-item>
          <text:p text:style-name="P3">U.T. 3 - Sintaxis del lenguaje.</text:p>
        </text:list-item>
      </text:list>
      <text:p text:style-name="First_20_paragraph"><text:span text:style-name="T32">Día</text:span><text:span text:style-name="T33"> </text:span><text:span text:style-name="T34">2</text:span></text:p>
      <text:list text:style-name="L4">
        <text:list-item>
          <text:p text:style-name="P4">U.T. 4 - Clases y objetos.</text:p>
        </text:list-item>
        <text:list-item>
          <text:p text:style-name="P4">U.T. 5 - Utilización avanzada de clases.</text:p>
        </text:list-item>
      </text:list>
      <text:p text:style-name="First_20_paragraph"><text:span text:style-name="T35">Día</text:span><text:span text:style-name="T36"> </text:span><text:span text:style-name="T37">3</text:span></text:p>
      <text:list text:style-name="L5">
        <text:list-item>
          <text:p text:style-name="P5">U.T. 6 - Estructuras de datos.</text:p>
        </text:list-item>
        <text:list-item>
          <text:p text:style-name="P5">U.T. 7 - Documentación del código.</text:p>
        </text:list-item>
      </text:list>
      <text:p text:style-name="First_20_paragraph"><text:span text:style-name="T38">Día</text:span><text:span text:style-name="T39"> </text:span><text:span text:style-name="T40">4</text:span></text:p>
      <text:list text:style-name="L6">
        <text:list-item>
          <text:p text:style-name="P6">U.T. 8 - Documentación de las aplicaciones.</text:p>
        </text:list-item>
        <text:list-item>
          <text:p text:style-name="P6">U.T. 9 - Patrones de diseño.</text:p>
        </text:list-item>
      </text:list>
      <text:p text:style-name="First_20_paragraph"><text:span text:style-name="T41">Día</text:span><text:span text:style-name="T42"> </text:span><text:span text:style-name="T43">5</text:span></text:p>
      <text:list text:style-name="L7">
        <text:list-item>
          <text:p text:style-name="P7">U.T. 10 - Desarrollo guiado por pruebas.</text:p>
        </text:list-item>
        <text:list-item>
          <text:p text:style-name="P7">U.T. 11 - Desarrollo de aplicaciones en el mundo real.</text:p>
        </text:list-item>
      </text:list>
      <text:p text:style-name="First_20_paragraph"><text:span text:style-name="T44">Día</text:span><text:span text:style-name="T45"> </text:span><text:span text:style-name="T46">6</text:span></text:p>
      <text:list text:style-name="L8">
        <text:list-item>
          <text:p text:style-name="P8">U.T. 12 - Lectura y escritura de información estándar.</text:p>
        </text:list-item>
        <text:list-item>
          <text:p text:style-name="P8">U.T. 13 - Lectura y escritura de ficheros.</text:p>
        </text:list-item>
      </text:list>
      <text:p text:style-name="First_20_paragraph"><text:span text:style-name="T47">Día</text:span><text:span text:style-name="T48"> </text:span><text:span text:style-name="T49">7</text:span></text:p>
      <text:list text:style-name="L9">
        <text:list-item>
          <text:p text:style-name="P9">U.T. 14 - Trabajo con bases de datos mediante JDBC.</text:p>
        </text:list-item>
        <text:list-item>
          <text:p text:style-name="P9">U.T. 15 - Persistencia de objetos con JPA.</text:p>
        </text:list-item>
      </text:list>
      <text:h text:style-name="Heading_20_1" text:outline-level="1">Resumen y conclusiones</text:h>
      <text:p text:style-name="First_20_paragraph">Resumen:</text:p>
      <text:list text:style-name="L10">
        <text:list-item>
          <text:p text:style-name="P10"><text:span text:style-name="T50">Muchos</text:span><text:span text:style-name="T51"> </text:span><text:span text:style-name="T52">contenidos</text:span></text:p>
          <text:list text:style-name="L11">
            <text:list-item>
              <text:p text:style-name="P11">podríamos ver incluso más cosas que por falta de tiempo no se van a ver.</text:p>
            </text:list-item>
          </text:list>
        </text:list-item>
        <text:list-item>
          <text:p text:style-name="P10"><text:span text:style-name="T53">Pocas</text:span><text:span text:style-name="T54"> </text:span><text:span text:style-name="T55">horas</text:span></text:p>
        </text:list-item>
      </text:list>
      <text:p text:style-name="First_20_paragraph">Conclusión</text:p>
      <text:list text:style-name="L12">
        <text:list-item>
          <text:p text:style-name="P12">Se ruega:</text:p>
          <text:list text:style-name="L13">
            <text:list-item>
              <text:p text:style-name="P13"><text:span text:style-name="T56">Puntualidad</text:span></text:p>
            </text:list-item>
            <text:list-item>
              <text:p text:style-name="P13"><text:span text:style-name="T57">Silenci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so de Java</dc:title>
  </office:meta>
</office:document-meta>
</file>